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left="0.4925in" fo:margin-right="0in" fo:margin-top="0in" fo:margin-bottom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1">
      <style:paragraph-properties fo:margin-left="0.4925in" fo:margin-right="0in" fo:margin-top="0in" fo:margin-bottom="0in" fo:text-indent="0in" style:auto-text-indent="false"/>
    </style:style>
    <style:style style:name="P6" style:family="paragraph" style:parent-style-name="Text_20_body" style:list-style-name="L1">
      <style:paragraph-properties fo:margin-left="0.4925in" fo:margin-right="0in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Verb</text:h>
      <text:list xml:id="list456451740" text:style-name="L1">
        <text:list-item>
          <text:p text:style-name="P4"><text:a xlink:type="simple" xlink:href="http://wordnetweb.princeton.edu/perl/webwn?o2=&amp;o0=1&amp;o7=&amp;o5=&amp;o1=1&amp;o6=&amp;o4=&amp;o3=&amp;s=happen&amp;i=0&amp;h=00000#c">happen-v</text:a>1'(e,e0) ↔ Rexist'(e,e0) &amp; event(e0)</text:p>
          <text:p text:style-name="P4"><text:span text:style-name="T1">happen</text:span>, <text:a xlink:type="simple" xlink:href="http://wordnetweb.princeton.edu/perl/webwn?o2=&amp;o0=1&amp;o7=&amp;o5=&amp;o1=1&amp;o6=&amp;o4=&amp;o3=&amp;s=hap">hap</text:a>, <text:a xlink:type="simple" xlink:href="http://wordnetweb.princeton.edu/perl/webwn?o2=&amp;o0=1&amp;o7=&amp;o5=&amp;o1=1&amp;o6=&amp;o4=&amp;o3=&amp;s=go+on">go on</text:a>, <text:a xlink:type="simple" xlink:href="http://wordnetweb.princeton.edu/perl/webwn?o2=&amp;o0=1&amp;o7=&amp;o5=&amp;o1=1&amp;o6=&amp;o4=&amp;o3=&amp;s=pass+off">pass off</text:a>, <text:a xlink:type="simple" xlink:href="http://wordnetweb.princeton.edu/perl/webwn?o2=&amp;o0=1&amp;o7=&amp;o5=&amp;o1=1&amp;o6=&amp;o4=&amp;o3=&amp;s=occur">occur</text:a>, <text:a xlink:type="simple" xlink:href="http://wordnetweb.princeton.edu/perl/webwn?o2=&amp;o0=1&amp;o7=&amp;o5=&amp;o1=1&amp;o6=&amp;o4=&amp;o3=&amp;s=pass">pass</text:a>, <text:a xlink:type="simple" xlink:href="http://wordnetweb.princeton.edu/perl/webwn?o2=&amp;o0=1&amp;o7=&amp;o5=&amp;o1=1&amp;o6=&amp;o4=&amp;o3=&amp;s=fall+out">fall out</text:a>, <text:a xlink:type="simple" xlink:href="http://wordnetweb.princeton.edu/perl/webwn?o2=&amp;o0=1&amp;o7=&amp;o5=&amp;o1=1&amp;o6=&amp;o4=&amp;o3=&amp;s=come+about">come about</text:a>, <text:a xlink:type="simple" xlink:href="http://wordnetweb.princeton.edu/perl/webwn?o2=&amp;o0=1&amp;o7=&amp;o5=&amp;o1=1&amp;o6=&amp;o4=&amp;o3=&amp;s=take+place">take place</text:a> (come to pass) <text:span text:style-name="T2">"What is happening?"; "The meeting took place off without an incidence"; "Nothing occurred that seemed important"</text:span> </text:p>
          <text:p text:style-name="P4"/>
        </text:list-item>
        <text:list-item>
          <text:p text:style-name="P4">accidental:</text:p>
        </text:list-item>
        <text:list-item>
          <text:p text:style-name="P5"><text:a xlink:type="simple" xlink:href="http://wordnetweb.princeton.edu/perl/webwn?o2=&amp;o0=1&amp;o7=&amp;o5=&amp;o1=1&amp;o6=&amp;o4=&amp;o3=&amp;s=happen&amp;i=1&amp;h=00000#c">happen-v</text:a>2'(e,e0) ↔ <text:a xlink:type="simple" xlink:href="http://wordnetweb.princeton.edu/perl/webwn?o2=&amp;o0=1&amp;o7=&amp;o5=&amp;o1=1&amp;o6=&amp;o4=&amp;o3=&amp;s=happen&amp;i=0&amp;h=00000#c">happen-v</text:a>1'(e,e0) <text:s/>&amp; not'(e10,e11) &amp; intended'(e11,x,e20) &amp; cause'(e20,x,e0)</text:p>
          <text:p text:style-name="P5"><text:span text:style-name="T1">happen</text:span>, <text:a xlink:type="simple" xlink:href="http://wordnetweb.princeton.edu/perl/webwn?o2=&amp;o0=1&amp;o7=&amp;o5=&amp;o1=1&amp;o6=&amp;o4=&amp;o3=&amp;s=befall">befall</text:a>, <text:a xlink:type="simple" xlink:href="http://wordnetweb.princeton.edu/perl/webwn?o2=&amp;o0=1&amp;o7=&amp;o5=&amp;o1=1&amp;o6=&amp;o4=&amp;o3=&amp;s=bechance">bechance</text:a> (happen, occur, or be the case in the course of events or by chance) <text:span text:style-name="T2">"It happens that today is my birthday"; "These things befell" (Santayana)</text:span> </text:p>
        </text:list-item>
        <text:list-item>
          <text:p text:style-name="P5"><text:a xlink:type="simple" xlink:href="http://wordnetweb.princeton.edu/perl/webwn?o2=&amp;o0=1&amp;o7=&amp;o5=&amp;o1=1&amp;o6=&amp;o4=&amp;o3=&amp;s=happen&amp;i=2&amp;h=00000#c">happen-v</text:a>3'(e,x,e0) ↔ <text:a xlink:type="simple" xlink:href="http://wordnetweb.princeton.edu/perl/webwn?o2=&amp;o0=1&amp;o7=&amp;o5=&amp;o1=1&amp;o6=&amp;o4=&amp;o3=&amp;s=happen&amp;i=1&amp;h=00000#c">happen-v</text:a>2'(e,e0) &amp; arg(x,e0) </text:p>
          <text:p text:style-name="P5"><text:span text:style-name="T1">happen</text:span> (chance to be or do something, without intention or causation) <text:span text:style-name="T2">"I happen to have just what you need!"</text:span> </text:p>
        </text:list-item>
      </text:list>
      <text:p text:style-name="P2"/>
      <text:list xml:id="list407672516" text:continue-numbering="true" text:style-name="L1">
        <text:list-item>
          <text:p text:style-name="P6"><text:a xlink:type="simple" xlink:href="http://wordnetweb.princeton.edu/perl/webwn?o2=&amp;o0=1&amp;o7=&amp;o5=&amp;o1=1&amp;o6=&amp;o4=&amp;o3=&amp;s=happen&amp;i=4&amp;h=00000#c">happen-v</text:a>5'(e,x,y) ↔ happen-v2'(e,e1) &amp; at'(e1,x,y)</text:p>
          <text:p text:style-name="P6"><text:a xlink:type="simple" xlink:href="http://wordnetweb.princeton.edu/perl/webwn?o2=&amp;o0=1&amp;o7=&amp;o5=&amp;o1=1&amp;o6=&amp;o4=&amp;o3=&amp;s=find">find</text:a>, <text:span text:style-name="T1">happen</text:span>, <text:a xlink:type="simple" xlink:href="http://wordnetweb.princeton.edu/perl/webwn?o2=&amp;o0=1&amp;o7=&amp;o5=&amp;o1=1&amp;o6=&amp;o4=&amp;o3=&amp;s=chance">chance</text:a>, <text:a xlink:type="simple" xlink:href="http://wordnetweb.princeton.edu/perl/webwn?o2=&amp;o0=1&amp;o7=&amp;o5=&amp;o1=1&amp;o6=&amp;o4=&amp;o3=&amp;s=bump">bump</text:a>, <text:a xlink:type="simple" xlink:href="http://wordnetweb.princeton.edu/perl/webwn?o2=&amp;o0=1&amp;o7=&amp;o5=&amp;o1=1&amp;o6=&amp;o4=&amp;o3=&amp;s=encounter">encounter</text:a> (come upon, as if by accident; meet with) <text:span text:style-name="T2">"We find this idea in Plato"; "I happened upon the most wonderful bakery not very far from here"; "She chanced upon an interesting book in the bookstore the other day"</text:span> </text:p>
        </text:list-item>
      </text:list>
      <text:p text:style-name="P1"/>
      <text:list xml:id="list710768576" text:continue-numbering="true" text:style-name="L1">
        <text:list-item>
          <text:p text:style-name="P4"><text:a xlink:type="simple" xlink:href="http://wordnetweb.princeton.edu/perl/webwn?o2=&amp;o0=1&amp;o7=&amp;o5=&amp;o1=1&amp;o6=&amp;o4=&amp;o3=&amp;s=happen&amp;i=3&amp;h=00000#c">happen-v</text:a>4'(e,e0) ↔ happen-v1'(e,e1) &amp; instance(e1,e0)</text:p>
          <text:p text:style-name="P4"><text:span text:style-name="T1">happen</text:span>, <text:a xlink:type="simple" xlink:href="http://wordnetweb.princeton.edu/perl/webwn?o2=&amp;o0=1&amp;o7=&amp;o5=&amp;o1=1&amp;o6=&amp;o4=&amp;o3=&amp;s=materialize">materialize</text:a>, <text:a xlink:type="simple" xlink:href="http://wordnetweb.princeton.edu/perl/webwn?o2=&amp;o0=1&amp;o7=&amp;o5=&amp;o1=1&amp;o6=&amp;o4=&amp;o3=&amp;s=materialise">materialise</text:a> (come into being; become reality) <text:span text:style-name="T2">"Her dream really materialized"</text:span> </text:p>
          <text:p text:style-name="P3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loofar Montazeri</meta:initial-creator>
    <meta:creation-date>2011-02-02T16:29:02.96</meta:creation-date>
    <dc:date>2011-05-05T17:23:53</dc:date>
    <dc:creator>niloofar montazeri</dc:creator>
    <meta:editing-duration>PT33M9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12" meta:word-count="177" meta:character-count="1146"/>
  </office:meta>
</office:document-meta>
</file>